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6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Duplicate Input Featuremap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40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office:value-type="float" office:value="1304483" calcext:value-type="float">
            <text:p>1304483</text:p>
          </table:table-cell>
          <table:table-cell table:style-name="ce62" table:formula="of:=[.S3]/[.S10]" office:value-type="percentage" office:value="0.967582414322038" calcext:value-type="percentage">
            <text:p>96.76%</text:p>
          </table:table-cell>
          <table:table-cell table:style-name="ce57" table:formula="of:=([.B3]+[.B5])/[.S3]" office:value-type="float" office:value="9.89772039957592" calcext:value-type="float">
            <text:p>9.89772039957592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V3]/[.V10]" office:value-type="percentage" office:value="0.920010481664122" calcext:value-type="percentage">
            <text:p>92.00%</text:p>
          </table:table-cell>
          <table:table-cell table:style-name="ce57" table:formula="of:=([.B3]+[.B5])/[.V3]" office:value-type="float" office:value="8.22703896489521" calcext:value-type="float">
            <text:p>8.22703896489521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4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5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P6]" office:value-type="float" office:value="16626" calcext:value-type="float">
            <text:p>16626</text:p>
          </table:table-cell>
          <table:table-cell table:style-name="ce62" table:formula="of:=[.S6]/[.S10]" office:value-type="percentage" office:value="0.0123321079849398" calcext:value-type="percentage">
            <text:p>1.23%</text:p>
          </table:table-cell>
          <table:table-cell table:style-name="ce57" table:formula="of:=[.B6]/[.S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V6]/[.V10]" office:value-type="percentage" office:value="0.00554508170773744" calcext:value-type="percentage">
            <text:p>0.55%</text:p>
          </table:table-cell>
          <table:table-cell table:style-name="ce57" table:formula="of:=[.B6]/[.V6]" office:value-type="float" office:value="3.69425943545829" calcext:value-type="float">
            <text:p>3.69425943545829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441258934213923" calcext:value-type="percentage">
            <text:p>0.44%</text:p>
          </table:table-cell>
          <table:table-cell table:style-name="ce57"/>
          <table:table-cell table:style-name="ce59" table:formula="of:=[.S7]" office:value-type="float" office:value="5949" calcext:value-type="float">
            <text:p>5949</text:p>
          </table:table-cell>
          <table:table-cell table:style-name="ce62" table:formula="of:=[.V7]/[.V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P8]" office:value-type="float" office:value="17622" calcext:value-type="float">
            <text:p>17622</text:p>
          </table:table-cell>
          <table:table-cell table:style-name="ce62" table:formula="of:=[.S8]/[.S10]" office:value-type="percentage" office:value="0.0130708773553837" calcext:value-type="percentage">
            <text:p>1.31%</text:p>
          </table:table-cell>
          <table:table-cell table:style-name="ce57" table:formula="of:=[.B8]/[.S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V8]/[.V10]" office:value-type="percentage" office:value="0.0690089785887975" calcext:value-type="percentage">
            <text:p>6.90%</text:p>
          </table:table-cell>
          <table:table-cell table:style-name="ce57" table:formula="of:=[.B8]/[.V8]" office:value-type="float" office:value="0.314242511765405" calcext:value-type="float">
            <text:p>0.31424251176540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P9]" office:value-type="float" office:value="3508" calcext:value-type="float">
            <text:p>3508</text:p>
          </table:table-cell>
          <table:table-cell table:style-name="ce62" table:formula="of:=[.S9]/[.S10]" office:value-type="percentage" office:value="0.00260201099549914" calcext:value-type="percentage">
            <text:p>0.26%</text:p>
          </table:table-cell>
          <table:table-cell table:style-name="ce57" table:formula="of:=[.B9]/[.S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V9]/[.V10]" office:value-type="percentage" office:value="0.00194801844960477" calcext:value-type="percentage">
            <text:p>0.19%</text:p>
          </table:table-cell>
          <table:table-cell table:style-name="ce57" table:formula="of:=[.B9]/[.V9]" office:value-type="float" office:value="0.32741498645802" calcext:value-type="float">
            <text:p>0.32741498645802</text:p>
          </table:table-cell>
          <table:table-cell table:number-columns-repeated="40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 table:formula="of:=[.B10]/[.D10]" office:value-type="float" office:value="0.662786621813336" calcext:value-type="float">
            <text:p>0.662786621813336</text:p>
          </table:table-cell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348188" calcext:value-type="float">
            <text:p>1348188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9.63102475322433" calcext:value-type="float">
            <text:p>9.63102475322433</text:p>
          </table:table-cell>
          <table:table-cell table:style-name="ce52" table:formula="of:=SUM([.V3:.V9])" office:value-type="float" office:value="1705836" calcext:value-type="float">
            <text:p>1705836</text:p>
          </table:table-cell>
          <table:table-cell table:style-name="ce63" table:formula="of:=SUM([.W3:.W9])" office:value-type="percentage" office:value="1" calcext:value-type="percentage">
            <text:p>100.00%</text:p>
          </table:table-cell>
          <table:table-cell table:style-name="ce58" table:formula="of:=[.B10]/[.V10]" office:value-type="float" office:value="7.61177041638235" calcext:value-type="float">
            <text:p>7.6117704163823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 table:formula="of:=[.C11]/[.D11]" office:value-type="float" office:value="0.664500295012658" calcext:value-type="float">
            <text:p>0.664500295012658</text:p>
          </table:table-cell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363921" calcext:value-type="float">
            <text:p>1363921</text:p>
          </table:table-cell>
          <table:table-cell/>
          <table:table-cell table:style-name="ce57" table:formula="of:=[.B11]/[.S11]" office:value-type="float" office:value="9.51992967334618" calcext:value-type="float">
            <text:p>9.51992967334618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V11]" office:value-type="float" office:value="7.38715926410776" calcext:value-type="float">
            <text:p>7.38715926410776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1.17731305552154" calcext:value-type="float">
            <text:p>1.17731305552154</text:p>
          </table:table-cell>
          <table:table-cell/>
          <table:table-cell table:style-name="ce57"/>
          <table:table-cell table:style-name="ce51" table:formula="of:=[.S11]/[.V11]" office:value-type="float" office:value="0.775967839845526" calcext:value-type="float">
            <text:p>0.775967839845526</text:p>
          </table:table-cell>
          <table:table-cell/>
          <table:table-cell table:style-name="ce57"/>
          <table:table-cell table:number-columns-repeated="40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198.04235" calcext:value-type="float">
            <text:p>198.04235</text:p>
          </table:table-cell>
          <table:table-cell table:style-name="ce61"/>
          <table:table-cell table:style-name="ce56"/>
          <table:table-cell table:style-name="ce50" table:formula="of:=[.G11]/[.H18]*1000" office:value-type="float" office:value="191.29333" calcext:value-type="float">
            <text:p>191.29333</text:p>
          </table:table-cell>
          <table:table-cell table:style-name="ce61"/>
          <table:table-cell table:style-name="ce56"/>
          <table:table-cell table:style-name="ce50" table:formula="of:=[.J11]/[.H18]*1000" office:value-type="float" office:value="23.94889" calcext:value-type="float">
            <text:p>23.94889</text:p>
          </table:table-cell>
          <table:table-cell table:style-name="ce61"/>
          <table:table-cell table:style-name="ce56"/>
          <table:table-cell table:style-name="ce50" table:formula="of:=[.M11]/[.H18]*1000" office:value-type="float" office:value="21.961" calcext:value-type="float">
            <text:p>21.961</text:p>
          </table:table-cell>
          <table:table-cell table:style-name="ce61"/>
          <table:table-cell table:style-name="ce56"/>
          <table:table-cell table:style-name="ce50" table:formula="of:=[.P11]/[.H18]*1000" office:value-type="float" office:value="16.05762" calcext:value-type="float">
            <text:p>16.05762</text:p>
          </table:table-cell>
          <table:table-cell table:style-name="ce61"/>
          <table:table-cell table:style-name="ce56"/>
          <table:table-cell table:style-name="ce50" table:formula="of:=[.S11]/[.H18]*1000" office:value-type="float" office:value="13.63921" calcext:value-type="float">
            <text:p>13.63921</text:p>
          </table:table-cell>
          <table:table-cell table:style-name="ce61"/>
          <table:table-cell table:style-name="ce56"/>
          <table:table-cell table:style-name="ce50" table:formula="of:=[.V11]/[.H18]*1000" office:value-type="float" office:value="17.57703" calcext:value-type="float">
            <text:p>17.57703</text:p>
          </table:table-cell>
          <table:table-cell table:style-name="ce61"/>
          <table:table-cell table:style-name="ce56"/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100000000" calcext:value-type="float">
            <text:p>1000000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5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54" office:value-type="float" office:value="1305239" calcext:value-type="float">
            <text:p>1305239</text:p>
          </table:table-cell>
          <table:table-cell office:value-type="float" office:value="0.844" calcext:value-type="float">
            <text:p>0.844</text:p>
          </table:table-cell>
          <table:table-cell table:formula="of:=([.B3]+[.B5])/[.B69]" office:value-type="float" office:value="9.89198759767368" calcext:value-type="float">
            <text:p>9.89198759767368</text:p>
          </table:table-cell>
          <table:table-cell table:formula="of:=[.B67]/[.B69]" office:value-type="float" office:value="1.19395221871244" calcext:value-type="float">
            <text:p>1.19395221871244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6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Duplicate Input Featuremap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40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office:value-type="float" office:value="1141983" calcext:value-type="float">
            <text:p>1141983</text:p>
          </table:table-cell>
          <table:table-cell table:style-name="ce83" table:formula="of:=[.S3]/[.S10]" office:value-type="percentage" office:value="0.972277752046752" calcext:value-type="percentage">
            <text:p>97.23%</text:p>
          </table:table-cell>
          <table:table-cell table:style-name="ce78" table:formula="of:=([.B3]+[.B5])/[.S3]" office:value-type="float" office:value="11.3061297760124" calcext:value-type="float">
            <text:p>11.3061297760124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V3]/[.V10]" office:value-type="percentage" office:value="0.977639731932243" calcext:value-type="percentage">
            <text:p>97.76%</text:p>
          </table:table-cell>
          <table:table-cell table:style-name="ce78" table:formula="of:=([.B3]+[.B5])/[.V3]" office:value-type="float" office:value="9.06930553975098" calcext:value-type="float">
            <text:p>9.06930553975098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4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5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676177307959515" calcext:value-type="percentage">
            <text:p>0.68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V6]/[.V10]" office:value-type="percentage" office:value="0.00545392490998826" calcext:value-type="percentage">
            <text:p>0.55%</text:p>
          </table:table-cell>
          <table:table-cell table:style-name="ce78" table:formula="of:=[.B6]/[.V6]" office:value-type="float" office:value="4.39989926970536" calcext:value-type="float">
            <text:p>4.39989926970536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47252380498304" calcext:value-type="percentage">
            <text:p>0.47%</text:p>
          </table:table-cell>
          <table:table-cell table:style-name="ce78"/>
          <table:table-cell table:style-name="ce80" table:formula="of:=[.S7]" office:value-type="float" office:value="5550" calcext:value-type="float">
            <text:p>5550</text:p>
          </table:table-cell>
          <table:table-cell table:style-name="ce83" table:formula="of:=[.V7]/[.V10]" office:value-type="percentage" office:value="0.00381129227530029" calcext:value-type="percentage">
            <text:p>0.38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S8]/[.S10]" office:value-type="percentage" office:value="0.0137287321718045" calcext:value-type="percentage">
            <text:p>1.37%</text:p>
          </table:table-cell>
          <table:table-cell table:style-name="ce78" table:formula="of:=[.B8]/[.S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V8]/[.V10]" office:value-type="percentage" office:value="0.0110733491782373" calcext:value-type="percentage">
            <text:p>1.11%</text:p>
          </table:table-cell>
          <table:table-cell table:style-name="ce78" table:formula="of:=[.B8]/[.V8]" office:value-type="float" office:value="2.29407751937984" calcext:value-type="float">
            <text:p>2.29407751937984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250650465201814" calcext:value-type="percentage">
            <text:p>0.25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V9]/[.V10]" office:value-type="percentage" office:value="0.00202170170423136" calcext:value-type="percentage">
            <text:p>0.20%</text:p>
          </table:table-cell>
          <table:table-cell table:style-name="ce78" table:formula="of:=[.B9]/[.V9]" office:value-type="float" office:value="0.369565217391304" calcext:value-type="float">
            <text:p>0.369565217391304</text:p>
          </table:table-cell>
          <table:table-cell table:number-columns-repeated="40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174544" calcext:value-type="float">
            <text:p>1174544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11.0548706561866" calcext:value-type="float">
            <text:p>11.0548706561866</text:p>
          </table:table-cell>
          <table:table-cell table:style-name="ce73" table:formula="of:=SUM([.V3:.V9])" office:value-type="float" office:value="1456199" calcext:value-type="float">
            <text:p>1456199</text:p>
          </table:table-cell>
          <table:table-cell table:style-name="ce84" table:formula="of:=SUM([.W3:.W9])" office:value-type="percentage" office:value="1" calcext:value-type="percentage">
            <text:p>100.00%</text:p>
          </table:table-cell>
          <table:table-cell table:style-name="ce79" table:formula="of:=[.B10]/[.V10]" office:value-type="float" office:value="8.9166604289661" calcext:value-type="float">
            <text:p>8.9166604289661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176622" calcext:value-type="float">
            <text:p>1176622</text:p>
          </table:table-cell>
          <table:table-cell/>
          <table:table-cell table:style-name="ce78" table:formula="of:=[.B11]/[.S11]" office:value-type="float" office:value="11.0353469508474" calcext:value-type="float">
            <text:p>11.0353469508474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E11]/[.V11]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1.23928245434813" calcext:value-type="float">
            <text:p>1.23928245434813</text:p>
          </table:table-cell>
          <table:table-cell/>
          <table:table-cell table:style-name="ce78"/>
          <table:table-cell table:style-name="ce72" table:formula="of:=[.S11]/[.V11]" office:value-type="float" office:value="0.732260624146225" calcext:value-type="float">
            <text:p>0.732260624146225</text:p>
          </table:table-cell>
          <table:table-cell/>
          <table:table-cell table:style-name="ce78"/>
          <table:table-cell table:number-columns-repeated="40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23.5460024974385" calcext:value-type="float">
            <text:p>23.5460024974385</text:p>
          </table:table-cell>
          <table:table-cell table:style-name="ce82"/>
          <table:table-cell table:style-name="ce77"/>
          <table:table-cell table:style-name="ce71" table:formula="of:=[.V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40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1.61892804744762" calcext:value-type="float">
            <text:p>1.61892804744762</text:p>
          </table:table-cell>
          <table:table-cell table:number-columns-repeated="2"/>
          <table:table-cell table:formula="of:=[.G13]/[$board.G13]" office:value-type="float" office:value="1.62808274720949" calcext:value-type="float">
            <text:p>1.62808274720949</text:p>
          </table:table-cell>
          <table:table-cell table:number-columns-repeated="2"/>
          <table:table-cell table:formula="of:=[.J13]/[$board.J13]" office:value-type="float" office:value="1.55120751843523" calcext:value-type="float">
            <text:p>1.55120751843523</text:p>
          </table:table-cell>
          <table:table-cell table:number-columns-repeated="2"/>
          <table:table-cell table:formula="of:=[.M13]/[$board.M13]" office:value-type="float" office:value="1.49159910917668" calcext:value-type="float">
            <text:p>1.49159910917668</text:p>
          </table:table-cell>
          <table:table-cell table:number-columns-repeated="2"/>
          <table:table-cell table:formula="of:=[.P13]/[$board.P13]" office:value-type="float" office:value="1.81721498983739" calcext:value-type="float">
            <text:p>1.81721498983739</text:p>
          </table:table-cell>
          <table:table-cell table:number-columns-repeated="2"/>
          <table:table-cell table:formula="of:=[.S13]/[$board.S13]" office:value-type="float" office:value="1.72634650375194" calcext:value-type="float">
            <text:p>1.72634650375194</text:p>
          </table:table-cell>
          <table:table-cell table:number-columns-repeated="2"/>
          <table:table-cell table:formula="of:=[.V13]/[$board.V13]" office:value-type="float" office:value="1.82938877657549" calcext:value-type="float">
            <text:p>1.82938877657549</text:p>
          </table:table-cell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75" office:value-type="float" office:value="1216740" calcext:value-type="float">
            <text:p>1216740</text:p>
          </table:table-cell>
          <table:table-cell office:value-type="float" office:value="0.966" calcext:value-type="float">
            <text:p>0.966</text:p>
          </table:table-cell>
          <table:table-cell table:formula="of:=([.B3]+[.B5])/[.B69]" office:value-type="float" office:value="10.6114765685356" calcext:value-type="float">
            <text:p>10.6114765685356</text:p>
          </table:table-cell>
          <table:table-cell table:formula="of:=[.B67]/[.B69]" office:value-type="float" office:value="1.16884461758469" calcext:value-type="float">
            <text:p>1.16884461758469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office:value-type="string" calcext:value-type="string">
            <text:p>time [ms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 table:formula="of:=[.C3]/[.H15]*1000" office:value-type="float" office:value="161.92869" calcext:value-type="float">
            <text:p>161.92869</text:p>
          </table:table-cell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formula="of:=[.C4]/[.H15]*1000" office:value-type="float" office:value="207.58861" calcext:value-type="float">
            <text:p>207.588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formula="of:=[.C6]/[.H15]*1000" office:value-type="float" office:value="31.87199" calcext:value-type="float">
            <text:p>31.8719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formula="of:=[.C7]/[.H15]*1000" office:value-type="float" office:value="38.08561" calcext:value-type="float">
            <text:p>38.08561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formula="of:=[.C12]/[.H15]*1000" office:value-type="float" office:value="14.45768" calcext:value-type="float">
            <text:p>14.457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formula="of:=[.C13]/[.H15]*1000" office:value-type="float" office:value="17.46314" calcext:value-type="float">
            <text:p>17.4631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Freq</text:p>
          </table:table-cell>
          <table:table-cell table:formula="of:=[$board.H18]" office:value-type="float" office:value="100000000" calcext:value-type="float">
            <text:p>1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1:38:29.075156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3-25T08:05:40.911974530</dc:date>
    <meta:editing-duration>P13DT3H43M6S</meta:editing-duration>
    <meta:editing-cycles>19</meta:editing-cycles>
    <meta:generator>LibreOffice/6.4.0.3$Linux_X86_64 LibreOffice_project/40$Build-3</meta:generator>
    <meta:document-statistic meta:table-count="3" meta:cell-count="879" meta:object-count="0"/>
  </office:meta>
</office:document-meta>
</file>